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16.67ms</text:p>
          </table:table-cell>
          <table:table-cell/>
          <table:table-cell office:value-type="string" calcext:value-type="string">
            <text:p>Load tim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k (MHz)</text:p>
          </table:table-cell>
          <table:table-cell office:value-type="float" office:value="400" calcext:value-type="float">
            <text:p>4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Load Row</text:p>
          </table:table-cell>
          <table:table-cell table:formula="of:=[.B3]/[.B2]" office:value-type="float" office:value="3.2" calcext:value-type="float">
            <text:p>3.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oad Frame</text:p>
          </table:table-cell>
          <table:table-cell table:formula="of:=[.E3]*[.B4]" office:value-type="float" office:value="2304" calcext:value-type="float">
            <text:p>2304</text:p>
          </table:table-cell>
          <table:table-cell office:value-type="string" calcext:value-type="string">
            <text:p>2.304 ms is not acceptable I think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Top no mod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Mod time</text:p>
          </table:table-cell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04:27:21.5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2:23:49.928000000</meta:creation-date>
    <dc:date>2024-11-04T10:40:09.331000000</dc:date>
    <meta:editing-duration>PT6H36M17S</meta:editing-duration>
    <meta:editing-cycles>17</meta:editing-cycles>
    <meta:generator>LibreOffice/24.2.2.2$Windows_X86_64 LibreOffice_project/d56cc158d8a96260b836f100ef4b4ef25d6f1a01</meta:generator>
    <meta:document-statistic meta:table-count="1" meta:cell-count="18" meta:object-count="0"/>
  </office:meta>
</office:document-meta>
</file>